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text-properties fo:font-family="Verdana" style:font-family-generic="swiss" style:font-pitch="variable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family="Verdana" style:font-family-generic="swiss" style:font-pitch="variable"/>
    </style:style>
    <style:style style:name="T2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fo:font-family="Arial" style:font-style-name="Normal" style:font-family-generic="swiss" fo:font-size="13pt" style:font-family-asian="Arial" style:font-style-name-asian="Normal" style:font-family-generic-asian="swiss" style:font-size-asian="13pt" style:font-family-complex="Arial" style:font-style-name-complex="Normal" style:font-family-generic-complex="swiss" style:font-size-complex="13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family="Arial" style:font-style-name="Normal" style:font-family-generic="swiss" fo:font-size="10pt" style:font-family-asian="Arial" style:font-style-name-asian="Normal" style:font-family-generic-asian="swiss" style:font-size-asian="10pt" style:font-family-complex="Arial" style:font-style-name-complex="Normal" style:font-family-generic-complex="swiss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9.89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5.445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4.335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905cm" svg:height="1.27cm" svg:x="10.525cm" svg:y="9.89cm">
          <draw:text-box>
            <text:p text:style-name="P2"><text:span text:style-name="T1">E[J]</text:span></text:p>
          </draw:text-box>
        </draw:frame>
        <draw:frame draw:style-name="gr3" draw:layer="layout" svg:width="1.905cm" svg:height="1.52cm" svg:x="5.445cm" svg:y="4.81cm">
          <draw:text-box>
            <text:p><text:span text:style-name="T2">ב</text:span><text:span text:style-name="T3">[rad]</text:span></text:p>
          </draw:text-box>
        </draw:frame>
        <draw:frame draw:style-name="gr4" draw:text-style-name="P3" draw:layer="layout" svg:width="1.905cm" svg:height="0.763cm" svg:x="14.335cm" svg:y="4.81cm">
          <draw:text-box>
            <text:p text:style-name="P3"><text:span text:style-name="T4">n</text:span><text:span text:style-name="T5">[mol]</text:span></text:p>
          </draw:text-box>
        </draw:frame>
        <draw:custom-shape draw:style-name="gr1" draw:text-style-name="P1" draw:layer="layout" svg:width="1.27cm" svg:height="1.27cm" svg:x="3.54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0.52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6.875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905cm" svg:height="0.763cm" svg:x="3.54cm" svg:y="11.795cm">
          <draw:text-box>
            <text:p text:style-name="P3"><text:span text:style-name="T4">L</text:span><text:span text:style-name="T5">[m]</text:span></text:p>
          </draw:text-box>
        </draw:frame>
        <draw:frame draw:style-name="gr2" draw:text-style-name="P3" draw:layer="layout" svg:width="2.54cm" svg:height="1.27cm" svg:x="10.525cm" svg:y="15.605cm">
          <draw:text-box>
            <text:p text:style-name="P3"><text:span text:style-name="T4">T</text:span><text:span text:style-name="T5">[sec]</text:span></text:p>
          </draw:text-box>
        </draw:frame>
        <draw:frame draw:style-name="gr4" draw:text-style-name="P3" draw:layer="layout" svg:width="1.905cm" svg:height="0.763cm" svg:x="16.875cm" svg:y="11.795cm">
          <draw:text-box>
            <text:p text:style-name="P3"><text:span text:style-name="T4">Q</text:span><text:span text:style-name="T5">[c]</text:span></text:p>
          </draw:text-box>
        </draw:frame>
        <draw:custom-shape draw:style-name="gr1" draw:text-style-name="P1" draw:layer="layout" svg:width="0.635cm" svg:height="0.635cm" svg:x="6.715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0.524cm" svg:y="13.06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" draw:text-style-name="P1" draw:layer="layout" svg:width="0.635cm" svg:height="0.635cm" svg:x="14.334cm" svg:y="11.16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1" draw:text-style-name="P1" draw:layer="layout" svg:width="0.635cm" svg:height="0.635cm" svg:x="12.429cm" svg:y="7.3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" draw:text-style-name="P1" draw:layer="layout" svg:width="0.635cm" svg:height="0.635cm" svg:x="7.984cm" svg:y="7.3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gr5" draw:text-style-name="P4" draw:layer="layout" svg:width="1.27cm" svg:height="0.885cm" svg:x="6.715cm" svg:y="10.91cm">
          <draw:text-box>
            <text:p text:style-name="P4"><text:span text:style-name="T6">F</text:span><text:span text:style-name="T7">[N]</text:span></text:p>
          </draw:text-box>
        </draw:frame>
        <draw:frame draw:style-name="gr2" draw:text-style-name="P4" draw:layer="layout" svg:width="1.905cm" svg:height="1.27cm" svg:x="10.525cm" svg:y="13.065cm">
          <draw:text-box>
            <text:p text:style-name="P4"><text:span text:style-name="T6">P</text:span><text:span text:style-name="T7">[W]</text:span></text:p>
          </draw:text-box>
        </draw:frame>
        <draw:frame draw:style-name="gr5" draw:text-style-name="P4" draw:layer="layout" svg:width="1.27cm" svg:height="0.885cm" svg:x="14.335cm" svg:y="11.16cm">
          <draw:text-box>
            <text:p text:style-name="P4"><text:span text:style-name="T6">U</text:span><text:span text:style-name="T7">[V]</text:span></text:p>
          </draw:text-box>
        </draw:frame>
        <draw:frame draw:style-name="gr5" draw:text-style-name="P4" draw:layer="layout" svg:width="1.905cm" svg:height="0.885cm" svg:x="7.985cm" svg:y="7.35cm">
          <draw:text-box>
            <text:p text:style-name="P4"><text:span text:style-name="T6">O</text:span><text:span text:style-name="T7">[lm]</text:span></text:p>
          </draw:text-box>
        </draw:frame>
        <draw:frame draw:style-name="gr2" draw:text-style-name="P4" draw:layer="layout" svg:width="1.27cm" svg:height="1.27cm" svg:x="12.43cm" svg:y="7.35cm">
          <draw:text-box>
            <text:p text:style-name="P4"><text:span text:style-name="T6">K</text:span><text:span text:style-name="T7">[k</text:span><text:span text:style-name="T8">°</text:span><text:span text:style-name="T7">]</text:span></text:p>
          </draw:text-box>
        </draw:frame>
        <draw:custom-shape draw:style-name="gr1" draw:text-style-name="P1" draw:layer="layout" svg:width="0.635cm" svg:height="0.635cm" svg:x="7.35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4.97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01T22:32:42</meta:creation-date>
    <dc:date>2011-02-01T23:21:56</dc:date>
    <meta:editing-duration>PT2M50S</meta:editing-duration>
    <meta:editing-cycles>1</meta:editing-cycles>
    <meta:document-statistic meta:object-count="24"/>
    <meta:generator>LibreOffice/3.3$Linux LibreOffice_project/330m19$Build-6</meta:generator>
  </office:meta>
</office:document-meta>
</file>